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1.476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color="#000000" fo:font-size="12pt"/>
    </style:style>
    <style:style style:name="P2" style:family="paragraph">
      <loext:graphic-properties draw:fill-color="#ffffff"/>
      <style:paragraph-properties fo:text-align="center"/>
      <style:text-properties fo:color="#000000"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794cm" svg:height="1.778cm" svg:x="12.954cm" svg:y="0.508cm">
          <text:p text:style-name="P1">0, Dummy,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794cm" svg:height="1.778cm" svg:x="5.588cm" svg:y="2.794cm">
          <text:p text:style-name="P1">1, Kelly, 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7" draw:id="id7" draw:layer="layout" svg:width="2.794cm" svg:height="1.778cm" svg:x="23.483cm" svg:y="5.08cm">
          <text:p text:style-name="P1">3, Michael, 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2.794cm" svg:height="1.778cm" svg:x="1.678cm" svg:y="5.08cm">
          <text:p text:style-name="P1">5, John,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794cm" svg:height="1.778cm" svg:x="16.316cm" svg:y="5.08cm">
          <text:p text:style-name="P1">8, Richard,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794cm" svg:height="1.778cm" svg:x="9.144cm" svg:y="5.08cm">
          <text:p text:style-name="P1">7, Andrew,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794cm" svg:height="1.778cm" svg:x="19.872cm" svg:y="2.794cm">
          <text:p text:style-name="P1">6, Cindy, 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2.794cm" svg:height="1.778cm" svg:x="3.339cm" svg:y="7.409cm">
          <text:p text:style-name="P1">4, Elicia,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794cm" svg:height="1.778cm" svg:x="0cm" svg:y="7.366cm">
          <text:p text:style-name="P1">10, Guy,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794cm" svg:height="1.778cm" svg:x="7.366cm" svg:y="7.366cm">
          <text:p text:style-name="P1">2, Tom,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794cm" svg:height="1.778cm" svg:x="10.922cm" svg:y="7.366cm">
          <text:p text:style-name="P1">9, Iman, 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794cm" svg:height="1.778cm" svg:x="14.538cm" svg:y="7.366cm">
          <text:p text:style-name="P1">14, Simon, 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794cm" svg:height="1.778cm" svg:x="18.094cm" svg:y="7.366cm">
          <text:p text:style-name="P1">12, Vicky, 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.794cm" svg:height="1.778cm" svg:x="21.65cm" svg:y="7.366cm">
          <text:p text:style-name="P1">11, Kevin, 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.794cm" svg:height="1.778cm" svg:x="25.206cm" svg:y="7.366cm">
          <text:p text:style-name="P1">13, David, 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73cm" svg:y1="3.054cm" svg:x2="13.363cm" svg:y2="2.026cm" draw:start-shape="id1" draw:start-glue-point="11" draw:end-shape="id2" draw:end-glue-point="7" svg:d="M7973 3054l5390-1028" svg:viewBox="0 0 5391 1029">
          <text:p/>
        </draw:connector>
        <draw:connector draw:style-name="gr2" draw:text-style-name="P3" draw:layer="layout" draw:type="line" svg:x1="15.339cm" svg:y1="2.026cm" svg:x2="20.281cm" svg:y2="3.054cm" draw:start-shape="id2" draw:start-glue-point="9" draw:end-shape="id3" draw:end-glue-point="5" svg:d="M15339 2026l4942 1028" svg:viewBox="0 0 4943 1029">
          <text:p/>
        </draw:connector>
        <draw:connector draw:style-name="gr2" draw:text-style-name="P3" draw:layer="layout" draw:type="line" svg:x1="4.063cm" svg:y1="5.34cm" svg:x2="5.997cm" svg:y2="4.312cm" draw:start-shape="id4" draw:start-glue-point="11" draw:end-shape="id1" draw:end-glue-point="7" svg:d="M4063 5340l1934-1028" svg:viewBox="0 0 1935 1029">
          <text:p/>
        </draw:connector>
        <draw:connector draw:style-name="gr2" draw:text-style-name="P3" draw:layer="layout" draw:type="line" svg:x1="7.973cm" svg:y1="4.312cm" svg:x2="9.553cm" svg:y2="5.34cm" draw:start-shape="id1" draw:start-glue-point="9" draw:end-shape="id5" draw:end-glue-point="5" svg:d="M7973 4312l1580 1028" svg:viewBox="0 0 1581 1029">
          <text:p/>
        </draw:connector>
        <draw:connector draw:style-name="gr2" draw:text-style-name="P3" draw:layer="layout" draw:type="line" svg:x1="18.701cm" svg:y1="5.34cm" svg:x2="20.281cm" svg:y2="4.312cm" draw:start-shape="id6" draw:start-glue-point="11" draw:end-shape="id3" draw:end-glue-point="7" svg:d="M18701 5340l1580-1028" svg:viewBox="0 0 1581 1029">
          <text:p/>
        </draw:connector>
        <draw:connector draw:style-name="gr2" draw:text-style-name="P3" draw:layer="layout" draw:type="line" svg:x1="22.257cm" svg:y1="4.312cm" svg:x2="23.892cm" svg:y2="5.34cm" draw:start-shape="id3" draw:start-glue-point="9" draw:end-shape="id7" draw:end-glue-point="5" svg:d="M22257 4312l1635 1028" svg:viewBox="0 0 1636 1029">
          <text:p/>
        </draw:connector>
        <draw:connector draw:style-name="gr2" draw:text-style-name="P3" draw:layer="layout" draw:type="line" svg:x1="1.397cm" svg:y1="7.366cm" svg:x2="2.087cm" svg:y2="6.598cm" draw:start-shape="id8" draw:start-glue-point="4" draw:end-shape="id4" draw:end-glue-point="7" svg:d="M1397 7366l690-768" svg:viewBox="0 0 691 769">
          <text:p/>
        </draw:connector>
        <draw:connector draw:style-name="gr2" draw:text-style-name="P3" draw:layer="layout" draw:type="line" svg:x1="4.063cm" svg:y1="6.598cm" svg:x2="4.736cm" svg:y2="7.409cm" draw:start-shape="id4" draw:start-glue-point="9" draw:end-shape="id9" draw:end-glue-point="4" svg:d="M4063 6598l673 811" svg:viewBox="0 0 674 812">
          <text:p/>
        </draw:connector>
        <draw:connector draw:style-name="gr2" draw:text-style-name="P3" draw:layer="layout" draw:type="line" svg:x1="8.763cm" svg:y1="7.366cm" svg:x2="9.553cm" svg:y2="6.598cm" draw:start-shape="id10" draw:start-glue-point="4" draw:end-shape="id5" draw:end-glue-point="7" svg:d="M8763 7366l790-768" svg:viewBox="0 0 791 769">
          <text:p/>
        </draw:connector>
        <draw:connector draw:style-name="gr2" draw:text-style-name="P3" draw:layer="layout" draw:type="line" svg:x1="11.529cm" svg:y1="6.598cm" svg:x2="12.319cm" svg:y2="7.366cm" draw:start-shape="id5" draw:start-glue-point="9" draw:end-shape="id11" draw:end-glue-point="4" svg:d="M11529 6598l790 768" svg:viewBox="0 0 791 769">
          <text:p/>
        </draw:connector>
        <draw:connector draw:style-name="gr2" draw:text-style-name="P3" draw:layer="layout" draw:type="line" svg:x1="15.935cm" svg:y1="7.366cm" svg:x2="16.725cm" svg:y2="6.598cm" draw:start-shape="id12" draw:start-glue-point="4" draw:end-shape="id6" draw:end-glue-point="7" svg:d="M15935 7366l790-768" svg:viewBox="0 0 791 769">
          <text:p/>
        </draw:connector>
        <draw:connector draw:style-name="gr2" draw:text-style-name="P3" draw:layer="layout" draw:type="line" svg:x1="18.701cm" svg:y1="6.598cm" svg:x2="19.491cm" svg:y2="7.366cm" draw:start-shape="id6" draw:start-glue-point="9" draw:end-shape="id13" draw:end-glue-point="4" svg:d="M18701 6598l790 768" svg:viewBox="0 0 791 769">
          <text:p/>
        </draw:connector>
        <draw:connector draw:style-name="gr2" draw:text-style-name="P3" draw:layer="layout" draw:type="line" svg:x1="23.047cm" svg:y1="7.366cm" svg:x2="23.892cm" svg:y2="6.598cm" draw:start-shape="id14" draw:start-glue-point="4" draw:end-shape="id7" draw:end-glue-point="7" svg:d="M23047 7366l845-768" svg:viewBox="0 0 846 769">
          <text:p/>
        </draw:connector>
        <draw:connector draw:style-name="gr2" draw:text-style-name="P3" draw:layer="layout" draw:type="line" svg:x1="25.868cm" svg:y1="6.598cm" svg:x2="26.603cm" svg:y2="7.366cm" draw:start-shape="id7" draw:start-glue-point="9" draw:end-shape="id15" draw:end-glue-point="4" svg:d="M25868 6598l735 768" svg:viewBox="0 0 736 769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17" draw:id="id17" draw:layer="layout" svg:width="2.794cm" svg:height="1.778cm" svg:x="12.954cm" svg:y="0.508cm">
          <text:p text:style-name="P1">0, Dummy,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794cm" svg:height="1.778cm" svg:x="5.588cm" svg:y="2.794cm">
          <text:p text:style-name="P1">1, Kelly, 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22" draw:id="id22" draw:layer="layout" svg:width="2.794cm" svg:height="1.778cm" svg:x="23.483cm" svg:y="5.08cm">
          <text:p text:style-name="P1">6, Cindy, 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9" draw:id="id19" draw:layer="layout" svg:width="2.794cm" svg:height="1.778cm" svg:x="1.678cm" svg:y="5.08cm">
          <text:p text:style-name="P1">4, Elicia,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794cm" svg:height="1.778cm" svg:x="16.316cm" svg:y="5.08cm">
          <text:p text:style-name="P1">8, Richard,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.794cm" svg:height="1.778cm" svg:x="9.144cm" svg:y="5.08cm">
          <text:p text:style-name="P1">2, Tom,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.794cm" svg:height="1.778cm" svg:x="19.872cm" svg:y="2.794cm">
          <text:p text:style-name="P1">3, Michael, 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4" draw:id="id24" draw:layer="layout" svg:width="2.794cm" svg:height="1.778cm" svg:x="3.339cm" svg:y="7.409cm">
          <text:p text:style-name="P1">5, John,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2.794cm" svg:height="1.778cm" svg:x="0cm" svg:y="7.366cm">
          <text:p text:style-name="P1">10, Guy,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794cm" svg:height="1.778cm" svg:x="7.366cm" svg:y="7.366cm">
          <text:p text:style-name="P1">7, Andrew,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.794cm" svg:height="1.778cm" svg:x="10.922cm" svg:y="7.366cm">
          <text:p text:style-name="P1">9, Iman, 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2.794cm" svg:height="1.778cm" svg:x="14.538cm" svg:y="7.366cm">
          <text:p text:style-name="P1">14, Simon, 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2.794cm" svg:height="1.778cm" svg:x="18.094cm" svg:y="7.366cm">
          <text:p text:style-name="P1">12, Vicky, 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.794cm" svg:height="1.778cm" svg:x="21.65cm" svg:y="7.366cm">
          <text:p text:style-name="P1">11, Kevin, 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2.794cm" svg:height="1.778cm" svg:x="25.206cm" svg:y="7.366cm">
          <text:p text:style-name="P1">13, David, 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973cm" svg:y1="3.054cm" svg:x2="13.363cm" svg:y2="2.026cm" draw:start-shape="id16" draw:start-glue-point="11" draw:end-shape="id17" draw:end-glue-point="7" svg:d="M7973 3054l5390-1028" svg:viewBox="0 0 5391 1029">
          <text:p/>
        </draw:connector>
        <draw:connector draw:style-name="gr2" draw:text-style-name="P3" draw:layer="layout" draw:type="line" svg:x1="15.339cm" svg:y1="2.026cm" svg:x2="20.281cm" svg:y2="3.054cm" draw:start-shape="id17" draw:start-glue-point="9" draw:end-shape="id18" draw:end-glue-point="5" svg:d="M15339 2026l4942 1028" svg:viewBox="0 0 4943 1029">
          <text:p/>
        </draw:connector>
        <draw:connector draw:style-name="gr2" draw:text-style-name="P3" draw:layer="layout" draw:type="line" svg:x1="4.063cm" svg:y1="5.34cm" svg:x2="5.997cm" svg:y2="4.312cm" draw:start-shape="id19" draw:start-glue-point="11" draw:end-shape="id16" draw:end-glue-point="7" svg:d="M4063 5340l1934-1028" svg:viewBox="0 0 1935 1029">
          <text:p/>
        </draw:connector>
        <draw:connector draw:style-name="gr2" draw:text-style-name="P3" draw:layer="layout" draw:type="line" svg:x1="7.973cm" svg:y1="4.312cm" svg:x2="9.553cm" svg:y2="5.34cm" draw:start-shape="id16" draw:start-glue-point="9" draw:end-shape="id20" draw:end-glue-point="5" svg:d="M7973 4312l1580 1028" svg:viewBox="0 0 1581 1029">
          <text:p/>
        </draw:connector>
        <draw:connector draw:style-name="gr2" draw:text-style-name="P3" draw:layer="layout" draw:type="line" svg:x1="18.701cm" svg:y1="5.34cm" svg:x2="20.281cm" svg:y2="4.312cm" draw:start-shape="id21" draw:start-glue-point="11" draw:end-shape="id18" draw:end-glue-point="7" svg:d="M18701 5340l1580-1028" svg:viewBox="0 0 1581 1029">
          <text:p/>
        </draw:connector>
        <draw:connector draw:style-name="gr2" draw:text-style-name="P3" draw:layer="layout" draw:type="line" svg:x1="22.257cm" svg:y1="4.312cm" svg:x2="23.892cm" svg:y2="5.34cm" draw:start-shape="id18" draw:start-glue-point="9" draw:end-shape="id22" draw:end-glue-point="5" svg:d="M22257 4312l1635 1028" svg:viewBox="0 0 1636 1029">
          <text:p/>
        </draw:connector>
        <draw:connector draw:style-name="gr2" draw:text-style-name="P3" draw:layer="layout" draw:type="line" svg:x1="1.397cm" svg:y1="7.366cm" svg:x2="2.087cm" svg:y2="6.598cm" draw:start-shape="id23" draw:start-glue-point="4" draw:end-shape="id19" draw:end-glue-point="7" svg:d="M1397 7366l690-768" svg:viewBox="0 0 691 769">
          <text:p/>
        </draw:connector>
        <draw:connector draw:style-name="gr2" draw:text-style-name="P3" draw:layer="layout" draw:type="line" svg:x1="4.063cm" svg:y1="6.598cm" svg:x2="4.736cm" svg:y2="7.409cm" draw:start-shape="id19" draw:start-glue-point="9" draw:end-shape="id24" draw:end-glue-point="4" svg:d="M4063 6598l673 811" svg:viewBox="0 0 674 812">
          <text:p/>
        </draw:connector>
        <draw:connector draw:style-name="gr2" draw:text-style-name="P3" draw:layer="layout" draw:type="line" svg:x1="8.763cm" svg:y1="7.366cm" svg:x2="9.553cm" svg:y2="6.598cm" draw:start-shape="id25" draw:start-glue-point="4" draw:end-shape="id20" draw:end-glue-point="7" svg:d="M8763 7366l790-768" svg:viewBox="0 0 791 769">
          <text:p/>
        </draw:connector>
        <draw:connector draw:style-name="gr2" draw:text-style-name="P3" draw:layer="layout" draw:type="line" svg:x1="11.529cm" svg:y1="6.598cm" svg:x2="12.319cm" svg:y2="7.366cm" draw:start-shape="id20" draw:start-glue-point="9" draw:end-shape="id26" draw:end-glue-point="4" svg:d="M11529 6598l790 768" svg:viewBox="0 0 791 769">
          <text:p/>
        </draw:connector>
        <draw:connector draw:style-name="gr2" draw:text-style-name="P3" draw:layer="layout" draw:type="line" svg:x1="15.935cm" svg:y1="7.366cm" svg:x2="16.725cm" svg:y2="6.598cm" draw:start-shape="id27" draw:start-glue-point="4" draw:end-shape="id21" draw:end-glue-point="7" svg:d="M15935 7366l790-768" svg:viewBox="0 0 791 769">
          <text:p/>
        </draw:connector>
        <draw:connector draw:style-name="gr2" draw:text-style-name="P3" draw:layer="layout" draw:type="line" svg:x1="18.701cm" svg:y1="6.598cm" svg:x2="19.491cm" svg:y2="7.366cm" draw:start-shape="id21" draw:start-glue-point="9" draw:end-shape="id28" draw:end-glue-point="4" svg:d="M18701 6598l790 768" svg:viewBox="0 0 791 769">
          <text:p/>
        </draw:connector>
        <draw:connector draw:style-name="gr2" draw:text-style-name="P3" draw:layer="layout" draw:type="line" svg:x1="23.047cm" svg:y1="7.366cm" svg:x2="23.892cm" svg:y2="6.598cm" draw:start-shape="id29" draw:start-glue-point="4" draw:end-shape="id22" draw:end-glue-point="7" svg:d="M23047 7366l845-768" svg:viewBox="0 0 846 769">
          <text:p/>
        </draw:connector>
        <draw:connector draw:style-name="gr2" draw:text-style-name="P3" draw:layer="layout" draw:type="line" svg:x1="25.868cm" svg:y1="6.598cm" svg:x2="26.603cm" svg:y2="7.366cm" draw:start-shape="id22" draw:start-glue-point="9" draw:end-shape="id30" draw:end-glue-point="4" svg:d="M25868 6598l735 768" svg:viewBox="0 0 736 769">
          <text:p/>
        </draw:connector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8T09:13:10.995427890</meta:creation-date>
    <dc:date>2020-09-08T10:07:40.898107009</dc:date>
    <meta:editing-duration>PT33M47S</meta:editing-duration>
    <meta:editing-cycles>1</meta:editing-cycles>
    <meta:document-statistic meta:object-count="83"/>
    <meta:generator>LibreOffice/6.4.5.2$Linux_X86_64 LibreOffice_project/40$Build-2</meta:generator>
  </office:meta>
</office:document-meta>
</file>